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4fa" officeooo:paragraph-rsid="000ea4fa"/>
    </style:style>
    <style:style style:name="P2" style:family="paragraph" style:parent-style-name="Standard">
      <style:text-properties officeooo:rsid="000ff054" officeooo:paragraph-rsid="000ff054"/>
    </style:style>
    <style:style style:name="P3" style:family="paragraph" style:parent-style-name="Standard">
      <style:text-properties officeooo:rsid="000ea4fa" officeooo:paragraph-rsid="000ea4fa"/>
    </style:style>
    <style:style style:name="T1" style:family="text">
      <style:text-properties officeooo:rsid="001020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a goblin who uses a uber like contractor app to go to a location and trash that shit up</text:p>
      <text:p text:style-name="P1"/>
      <text:p text:style-name="P1">The player is a goblin who runs and scampers around maps that are always big circles, avoiding robots. They gradually gain money and can buy upgrades </text:p>
      <text:p text:style-name="P1"/>
      <text:p text:style-name="P1">The robots have one attack, <text:span text:style-name="T1">A missile with loud </text:span>siren or warning and either a ray cast line or a light)</text:p>
      <text:p text:style-name="P1">- Ideally the visual should also show how close it is to being charged, increasing rotation speed of the lights, or a ray cast line gradually changing colors from blue to red</text:p>
      <text:p text:style-name="P1">- <text:span text:style-name="T1">The player is able to throw items at the missile as a means to avoid them</text:span></text:p>
      <text:p text:style-name="P1"/>
      <text:p text:style-name="P1"/>
      <text:p text:style-name="P1">The upgrade system is shown as the player buying stuff off craiglist but it’s thematic funny shit, <text:span text:style-name="T1">a mix of entirely cosmetic and actual stat increase</text:span></text:p>
      <text:p text:style-name="P1"/>
      <text:p text:style-name="P1">Car $30 – changes the loading screen from a wallpaper to a gif of the goblin bumpin in a car</text:p>
      <text:p text:style-name="P1"/>
      <text:p text:style-name="P1">$50 a pair of reeboks pumps – lets you jump faster and a little higher</text:p>
      <text:p text:style-name="P1"/>
      <text:p text:style-name="P2">$40 – Get yur nails done – You got some nasty ass claws to throw shit with now </text:p>
      <text:p text:style-name="P2"/>
      <text:p text:style-name="P2">$20 protien powder – lets you pick up biggerish items and throw faster</text:p>
      <text:p text:style-name="P2"/>
      <text:p text:style-name="P2">3 maps- <text:span text:style-name="T1">meant to be able to run around without stopping</text:span></text:p>
      <text:p text:style-name="P2"/>
      <text:p text:style-name="P2">A suburban home w/ small yard</text:p>
      <text:p text:style-name="P2">Shaped like a cylinder within a small square</text:p>
      <text:p text:style-name="P2">has a shed in the back thats hard to get into</text:p>
      <text:p text:style-name="P2"/>
      <text:p text:style-name="P2">Warehouse</text:p>
      <text:p text:style-name="P2">Shaped like a large square with a few small outcrops </text:p>
      <text:p text:style-name="P2">The player can climb between the stacks </text:p>
      <text:p text:style-name="P2">The small outcrops are stuff like common area, kitchen, office, bathroom</text:p>
      <text:p text:style-name="P2"/>
      <text:p text:style-name="P2">Office</text:p>
      <text:p text:style-name="P2">Shaped like a <text:span text:style-name="T1">Figure 8</text:span></text:p>
      <text:p text:style-name="P2">The inside houses the boss but in order to get the key it’s a quest</text:p>
      <text:p text:style-name="P2">you have to do with the man in the v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7T21:35:28.083000000</dc:date>
    <dc:creator>Daniel Herrera</dc:creator>
    <meta:editing-duration>PT1H17M6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2" meta:word-count="300" meta:character-count="1539" meta:non-whitespace-character-count="1252"/>
  </office:meta>
</office:document-meta>
</file>